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1000001E352ACF03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2" style:family="table">
      <style:table-properties style:width="14.141cm" fo:margin-left="0.15cm" fo:margin-right="0.129cm" table:align="margins" style:writing-mode="lr-tb"/>
    </style:style>
    <style:style style:name="Tabla2.A" style:family="table-column">
      <style:table-column-properties style:column-width="7.482cm" style:rel-column-width="34676*"/>
    </style:style>
    <style:style style:name="Tabla2.B" style:family="table-column">
      <style:table-column-properties style:column-width="6.659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P5" style:family="paragraph" style:parent-style-name="Footer">
      <style:paragraph-properties fo:margin-left="0.032cm" fo:margin-right="0cm" fo:margin-top="0cm" fo:margin-bottom="0cm" fo:line-height="150%" fo:text-align="justify" style:justify-single-word="false" fo:text-indent="0cm" style:auto-text-indent="false">
        <style:tab-stops>
          <style:tab-stop style:position="7.5cm" style:type="center"/>
          <style:tab-stop style:position="14.923cm" style:type="right"/>
        </style:tab-stops>
      </style:paragraph-properties>
      <style:text-properties fo:color="#000000" style:font-name="Arial" fo:font-size="10pt" fo:language="en" fo:country="US" style:text-underline-style="none" fo:font-weight="bold" style:font-name-asian="Arial" style:font-size-asian="10pt" style:font-weight-asian="bold" style:font-name-complex="Nimbus Roman No9 L" style:font-size-complex="10pt" style:font-weight-complex="bold"/>
    </style:style>
    <style:style style:name="P6"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7"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8"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9"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10"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11" style:family="paragraph" style:parent-style-name="Normal_20__28_Web_29_">
      <style:paragraph-properties fo:margin-top="0cm" fo:margin-bottom="0cm" fo:text-align="justify" style:justify-single-word="false"/>
      <style:text-properties fo:color="#000000"/>
    </style:style>
    <style:style style:name="P12" style:family="paragraph" style:parent-style-name="Normal_20__28_Web_29_">
      <style:paragraph-properties fo:margin-top="0cm" fo:margin-bottom="0cm" fo:text-align="center" style:justify-single-word="false"/>
      <style:text-properties fo:color="#000000"/>
    </style:style>
    <style:style style:name="P13" style:family="paragraph" style:parent-style-name="Normal_20__28_Web_29_">
      <style:paragraph-properties fo:margin-top="0cm" fo:margin-bottom="0cm" fo:text-align="center" style:justify-single-word="false" style:snap-to-layout-grid="false"/>
      <style:text-properties fo:color="#000000"/>
    </style:style>
    <style:style style:name="P14" style:family="paragraph" style:parent-style-name="Text_20_body">
      <style:paragraph-properties fo:margin-top="0cm" fo:margin-bottom="0cm" fo:line-height="150%" fo:text-align="center" style:justify-single-word="false"/>
      <style:text-properties fo:color="#000000" style:font-name="Nimbus Roman No9 L" fo:font-size="11pt" fo:language="es" fo:country="ES" style:text-underline-style="none" fo:font-weight="bold" style:font-size-asian="11pt" style:font-weight-asian="bold" style:font-name-complex="Nimbus Roman No9 L" style:font-size-complex="11pt" style:font-weight-complex="bold"/>
    </style:style>
    <style:style style:name="P15" style:family="paragraph" style:parent-style-name="Standard">
      <style:text-properties fo:color="#000000" fo:font-size="11pt" style:font-size-asian="11pt" style:font-size-complex="11pt"/>
    </style:style>
    <style:style style:name="P16" style:family="paragraph" style:parent-style-name="Normal_20__28_Web_29_">
      <style:paragraph-properties fo:margin-left="0.044cm" fo:margin-right="0cm" fo:margin-top="0cm" fo:margin-bottom="0cm" fo:line-height="150%" fo:text-align="justify" style:justify-single-word="false" fo:text-indent="0cm" style:auto-text-indent="false"/>
    </style:style>
    <style:style style:name="P17" style:family="paragraph" style:parent-style-name="Normal_20__28_Web_29_">
      <style:paragraph-properties fo:margin-left="0.044cm" fo:margin-right="0cm" fo:margin-top="0cm" fo:margin-bottom="0cm" fo:line-height="150%" fo:text-align="justify" style:justify-single-word="false" fo:text-indent="0cm" style:auto-text-indent="false"/>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P18" style:family="paragraph" style:parent-style-name="Standard">
      <style:paragraph-properties fo:margin-left="-0.291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19" style:family="paragraph" style:parent-style-name="Header" style:master-page-name="Standard">
      <style:paragraph-properties fo:margin-top="0cm" fo:margin-bottom="0cm" fo:line-height="150%" fo:text-align="start" style:justify-single-word="false" style:page-number="auto"/>
      <style:text-properties fo:color="#000000" style:font-name="Nimbus Roman No9 L"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T2" style:family="text">
      <style:text-properties style:font-name="Nimbus Roman No9 L" fo:font-size="7pt" style:font-size-asian="7pt" style:font-name-complex="Nimbus Roman No9 L" style:font-size-complex="7pt"/>
    </style:style>
    <style:style style:name="T3" style:family="text">
      <style:text-properties style:font-name="Nimbus Roman No9 L" fo:font-size="9pt" fo:background-color="#ffffff" style:font-size-asian="9pt" style:font-name-complex="Nimbus Roman No9 L" style:font-size-complex="9pt"/>
    </style:style>
    <style:style style:name="T4" style:family="text">
      <style:text-properties style:font-name="Nimbus Roman No9 L" fo:font-size="11pt" fo:font-weight="bold" style:font-size-asian="11pt" style:font-weight-asian="bold" style:font-name-complex="Nimbus Roman No9 L" style:font-size-complex="11pt"/>
    </style:style>
    <style:style style:name="T5" style:family="text">
      <style:text-properties style:font-name="Nimbus Roman No9 L" fo:font-size="11pt" fo:font-weight="bold" style:font-size-asian="11pt" style:font-weight-asian="bold" style:font-name-complex="Nimbus Roman No9 L" style:font-size-complex="11pt" style:font-weight-complex="bold"/>
    </style:style>
    <style:style style:name="T6"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7" style:family="text">
      <style:text-properties style:font-name="Nimbus Roman No9 L" fo:font-size="11pt" style:font-size-asian="11pt" style:font-name-complex="Nimbus Roman No9 L" style:font-size-complex="11pt"/>
    </style:style>
    <style:style style:name="T8" style:family="text">
      <style:text-properties style:font-name="Nimbus Roman No9 L" fo:font-size="11pt" style:font-name-asian="Arial" style:font-size-asian="11pt" style:font-name-complex="Nimbus Roman No9 L" style:font-size-complex="11pt"/>
    </style:style>
    <style:style style:name="T9"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T10" style:family="text">
      <style:text-properties fo:color="#000000" style:font-name="Nimbus Roman No9 L" fo:font-size="7pt" style:font-size-asian="7pt" style:font-name-complex="Nimbus Roman No9 L" style:font-size-complex="7pt"/>
    </style:style>
    <style:style style:name="T11"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T12" style:family="text">
      <style:text-properties fo:color="#000000" style:font-name="Nimbus Roman No9 L" fo:font-size="11pt" fo:language="es" fo:country="ES" style:text-underline-style="none" fo:font-weight="normal" style:font-name-asian="Arial" style:font-size-asian="11pt" style:font-weight-asian="normal" style:font-name-complex="Nimbus Roman No9 L" style:font-size-complex="11pt" style:font-weight-complex="normal"/>
    </style:style>
    <style:style style:name="T13"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bold"/>
    </style:style>
    <style:style style:name="T14"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T15" style:family="text">
      <style:text-properties fo:color="#000000" style:font-name="Nimbus Roman No9 L" fo:font-size="11pt" style:text-underline-style="none" style:font-size-asian="11pt" style:font-size-complex="11pt"/>
    </style:style>
    <style:style style:name="T16" style:family="text">
      <style:text-properties fo:color="#000000" style:font-name="Nimbus Roman No9 L" fo:font-size="11pt" style:text-underline-style="solid" style:text-underline-width="auto" style:text-underline-color="font-color" style:font-size-asian="11pt" style:font-size-complex="11pt"/>
    </style:style>
    <style:style style:name="T17" style:family="text">
      <style:text-properties fo:color="#000000" style:font-name="Arial" fo:font-size="10pt" fo:language="es" fo:country="ES" style:text-underline-style="none" fo:font-weight="normal" style:font-name-asian="Arial" style:font-size-asian="10pt" style:font-weight-asian="normal" style:font-name-complex="Nimbus Roman No9 L" style:font-size-complex="10pt" style:font-weight-complex="normal"/>
    </style:style>
    <style:style style:name="T18"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normal"/>
    </style:style>
    <style:style style:name="T19"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bold"/>
    </style:style>
    <style:style style:name="T20" style:family="text">
      <style:text-properties fo:color="#000000" style:font-name="Arial" fo:font-size="10pt" fo:language="es" fo:country="ES" style:text-underline-style="none" fo:font-weight="bold" style:font-name-asian="Arial" style:font-size-asian="10pt" style:font-weight-asian="normal" style:font-name-complex="Nimbus Roman No9 L" style:font-size-complex="10pt" style:font-weight-complex="normal"/>
    </style:style>
    <style:style style:name="T21" style:family="text">
      <style:text-properties fo:color="#000000" style:font-name="Arial" fo:font-size="10pt" fo:language="es" fo:country="ES" style:text-underline-style="solid" style:text-underline-width="auto" style:text-underline-color="font-color" fo:font-weight="bold" style:font-name-asian="Arial" style:font-size-asian="10pt" style:font-weight-asian="bold" style:font-name-complex="Nimbus Roman No9 L" style:font-size-complex="10pt" style:font-weight-complex="bold"/>
    </style:style>
    <style:style style:name="T22" style:family="text">
      <style:text-properties fo:color="#000000" style:font-name="Arial" fo:font-size="10pt" fo:language="es" fo:country="ES" fo:font-style="normal" style:text-underline-style="none" fo:font-weight="bold" style:font-name-asian="Verdana1" style:font-size-asian="10pt" style:font-style-asian="normal" style:font-weight-asian="bold" style:font-name-complex="Verdana1" style:font-size-complex="10pt" style:font-style-complex="normal" style:font-weight-complex="bold"/>
    </style:style>
    <style:style style:name="T23" style:family="text">
      <style:text-properties fo:color="#000000" style:font-name="Arial" fo:font-size="10pt" fo:language="es" fo:country="ES"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T24" style:family="text">
      <style:text-properties fo:color="#000000" style:font-name="Arial" fo:font-size="10pt" fo:language="es" fo:country="ES" fo:font-style="normal" style:text-underline-style="solid" style:text-underline-width="auto" style:text-underline-color="font-color" fo:font-weight="bold" style:font-name-asian="Verdana1" style:font-size-asian="10pt" style:font-style-asian="normal" style:font-weight-asian="normal" style:font-name-complex="Verdana1" style:font-size-complex="10pt" style:font-style-complex="normal" style:font-weight-complex="normal"/>
    </style:style>
    <style:style style:name="T25" style:family="text">
      <style:text-properties fo:color="#000000" style:font-name="Arial" fo:font-size="10pt" fo:language="es" fo:country="MX"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5"><text:span text:style-name="Internet_20_link"><text:span text:style-name="T15"><text:s/>0004-CPAI-046-2014</text:span></text:span></text:p>
      <text:p text:style-name="P14">ACTA DE INICIO DE PROCEDIMIENTO</text:p>
      <text:p text:style-name="P15"/>
      <text:p text:style-name="P16"><text:span text:style-name="T17">Siendo las (hora),del día un (01) de Agosto de 2014,se reunieron en la Dirección de Administración y Presupuesto de la Contraloría del estado Monagas, ubicada en el piso 3 del Edificio Sede de la Contraloría del estado Monagas, las funcionarias: </text:span><text:span text:style-name="T12"><text:s/></text:span><text:span text:style-name="T13">MILAGROS DEL VALLE RIVAS MATA</text:span><text:span text:style-name="T14"> </text:span><text:span text:style-name="T17">Directora de Administración y Presupuesto, y </text:span><text:span text:style-name="T13">GABRIELA ALEJANDRA GUEVARA UCERO</text:span><text:span text:style-name="T14"> </text:span><text:span text:style-name="T17">ANALISTA DE ADMINISTRACIÓN  I, procediendo en éste acto como integrantes de la Unidad Contratante, y de conformidad con lo dispuesto en el artículo 107 del Reglamento de la Ley de Contrataciones Públicas, publicado en Gaceta Oficial de la República Bolivariana de Venezuela Nº 39.181, de fecha 19/05/2009. En tal sentido se deja constancia de lo siguiente: </text:span><text:span text:style-name="T21">PRIMERO</text:span><text:span text:style-name="T19">:</text:span><text:span text:style-name="T17"> Se da inicio al Procedimiento de Consulta de</text:span><text:span text:style-name="T18"> </text:span><text:span text:style-name="T17">Precios Nº </text:span><text:span text:style-name="T19">CEM-PC-02-01-0047-2014</text:span><text:span text:style-name="T18"> </text:span><text:span text:style-name="T17">para la adquisición de </text:span><text:span text:style-name="T19">- 1000 CACHAPAS
<text:line-break/>- 500 CAENE EN VARA
<text:line-break/>- 500 COCHINO
<text:line-break/>- 1000 Papelon con Limon
<text:line-break/>- 1000 QUESILLO
<text:line-break/>- 1400 QUESO
<text:line-break/>- 1000 YUCA
<text:line-break/></text:span><text:span text:style-name="T17">, para uso exclusivo de éste Órgano Contralor, de conformidad con Memo (Nro. Memoramdu) de fecha 09-10-2013 emanado del Despacho del Contralor y suscrito por el ciudadano </text:span><text:span text:style-name="T20">Freddy José Cudjoe,</text:span><text:span text:style-name="T17"> con el carácter de Contralor Provisional del estado Monagas según lo dispuesto en la Resolución N° 01-00-000159, de fecha 18-09-2013, emanada del Despacho de la Contralora General de la República (e), publicada en la Gaceta Oficial de la República Bolivariana de Venezuela N° 40.254 de fecha 19-09-2013, memorándum a través del cual se nos autoriza a realizar el Procedimiento de Selección de contratistas,</text:span><text:span text:style-name="T20"> </text:span><text:span text:style-name="T17">para la </text:span><text:span text:style-name="T19">- 1000 CACHAPAS
<text:line-break/>- 500 CAENE EN VARA
<text:line-break/>- 500 COCHINO
<text:line-break/>- 1000 Papelon con Limon
<text:line-break/>- 1000 QUESILLO
<text:line-break/>- 1400 QUESO
<text:line-break/>- 1000 YUCA
<text:line-break/></text:span><text:span text:style-name="T17">, para uso exclusivo de éste Órgano Contralor. Para la referida adquisición se cuenta con un apartado presupuestario de BOLIVARES MONTO LETRAS (Bs. MONTO NUMEROS) para la adquisición de materiales para equipos de computación, BOLÍVARES MONTO LETRAS (Bs.MONTO NUMEROS ) para equipos de telecomunicaciones, MONTO LETRAS (Bs. MONTO NUMEROS) para equipos de computación, y la cantidad de BOLÍVARES MONTO LETRAS (Bs. MONTO NUMEROS), por concepto de IVA; para un total disponible de BOLÍVARES MONTO LETRAS (Bs. MONTO NUMEROS) para la </text:span><text:span text:style-name="T19">- 1000 CACHAPAS
<text:line-break/>- 500 CAENE EN VARA
<text:line-break/>- 500 COCHINO
<text:line-break/>- 1000 Papelon con Limon
<text:line-break/>- 1000 QUESILLO
<text:line-break/>- 1400 QUESO
<text:line-break/>- 1000 YUCA
<text:line-break/></text:span><text:span text:style-name="T17">, para uso exclusivo de éste Órgano Contralor. </text:span><text:span text:style-name="T21">SEGUNDO:</text:span><text:span text:style-name="T17"> Se procede a la revisión en el Registro Nacional de Contratistas (RNC) en línea y Registro Interno de Proveedor, para la selección de proveedores, resultando elegidas para participar las empresas: </text:span><text:span text:style-name="T22"/><text:span text:style-name="T23">; quienes cuentan con reconocida experiencia en el ramo de tecnología de información, sistemas de información, telecomunicaciones y sus afines; es necesario acotar</text:span><text:span text:style-name="T22"> </text:span><text:soft-page-break/><text:span text:style-name="T23">(ACOTACIONES), se les solicitará toda la información para verificar que todas las empresas antes referidas presenten amplia capacidad jurídica para suscribir y ejecutar contratos con Órganos y Entes a que se refiere el artículo 3 de la Ley de Contrataciones Públicas, y pasaran a formar parte del Registro Interno de Proveedores de éste Órgano Contralor una vez que cuenten con la información legal, técnica y financiera correspondiente, tal como lo disponen los artículos 84 y 85 del Reglamento de la Ley de Contrataciones Públicas, publicado en Gaceta Oficial de la República Bolivariana de Venezuela Nº 39.181 de fecha 19/05/2009.</text:span><text:span text:style-name="T24">TERCERO:</text:span><text:span text:style-name="T23"> De conformidad con lo dispuesto en el artículo 16 del Decreto con Rango, Valor y Fuerza de Ley del Instituto Nacional de Capacitación y Educación Socialista (INCES), en concordancia con los artículos 124 del Código Orgánico Tributario y 141 de la Constitución de la República Bolivariana de Venezuela, se procede a verificar a través de la página web: </text:span><text:a xlink:type="simple" xlink:href="http://www.inces.gob.ve/"><text:span text:style-name="T14">www.inces.gob.ve</text:span></text:a><text:span text:style-name="T23"> en el link “tributos”, el correspondiente certificado de solvencia del Inces, constatándose que no todas las participantes dan cumplimiento a los aportes correspondientes. Sin embargo, es oportuno mencionar que éste Órgano Contralor librará comunicaciones a las empresas participantes a fin de que informen el estatus a nivel administrativo ante el Instituto Nacional de Capacitación y Educación Socialista (INCES),. </text:span><text:span text:style-name="T24">CUARTO:</text:span><text:span text:style-name="T23"> La modalidad de adquisición prevista se ejecutará en un lapso aproximado de diez (10) días hábiles, iniciándose el día 21/10/2013 hasta el 01/11/2013 ambos inclusive. </text:span><text:span text:style-name="T25">Se realiza un (01) ejemplar de la presente acta, la cual reposara en el expediente de la contratación. </text:span><text:span text:style-name="T23">Es todo, terminó, se leyó y conformes firman:</text:span></text:p>
      <text:p text:style-name="P17"/>
      <text:p text:style-name="P6"/>
      <table:table table:name="Tabla2" table:style-name="Tabla2">
        <table:table-column table:style-name="Tabla2.A"/>
        <table:table-column table:style-name="Tabla2.B"/>
        <table:table-row table:style-name="Tabla2.1">
          <table:table-cell table:style-name="Tabla2.A1" table:number-columns-spanned="2" office:value-type="string">
            <text:p text:style-name="P13"><text:span text:style-name="T5">Dirección</text:span><text:span text:style-name="T6"> </text:span><text:span text:style-name="T5">de</text:span><text:span text:style-name="T6"> </text:span><text:span text:style-name="T5">Administración</text:span><text:span text:style-name="T6"> </text:span><text:span text:style-name="T5">(Unidad</text:span><text:span text:style-name="T6"> </text:span><text:span text:style-name="T5">Contratante),</text:span></text:p>
          </table:table-cell>
          <table:covered-table-cell/>
        </table:table-row>
        <table:table-row table:style-name="Tabla2.1">
          <table:table-cell table:style-name="Tabla2.A1" office:value-type="string">
            <text:p text:style-name="P8"/>
            <text:p text:style-name="P7"/>
            <text:p text:style-name="P12"><text:span text:style-name="T4">Lcdo. </text:span><text:span text:style-name="T5">MILAGROS DEL VALLE RIVAS MATA</text:span></text:p>
            <text:p text:style-name="P12"><text:span text:style-name="T7">Director</text:span><text:span text:style-name="T8"> </text:span><text:span text:style-name="T7">de</text:span><text:span text:style-name="T8"> </text:span><text:span text:style-name="T7">Administración</text:span></text:p>
          </table:table-cell>
          <table:table-cell table:style-name="Tabla2.A1" office:value-type="string">
            <text:p text:style-name="P9"/>
            <text:p text:style-name="P9"/>
            <text:p text:style-name="P9">GABRIELA ALEJANDRA GUEVARA UCERO</text:p>
            <text:p text:style-name="P10">ANALISTA DE ADMINISTRACIÓN  I</text:p>
          </table:table-cell>
        </table:table-row>
      </table:table>
      <text:p text:style-name="P11"/>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Body_20_Text_20_2" style:display-name="Body Text 2" style:family="paragraph" style:parent-style-name="Standard">
      <style:paragraph-properties fo:text-align="justify" style:justify-single-word="false"/>
      <style:text-properties style:font-name="Arial" fo:language="es" fo:country="ES" style:font-name-complex="Arial" style:font-size-complex="10pt"/>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WW8Num1z0" style:family="text">
      <style:text-properties style:font-name="Symbol" style:font-name-complex="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Strong_20_Emphasis" style:display-name="Strong Emphasis" style:family="text" style:parent-style-name="Fuente_20_de_20_párrafo_20_predeter.">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M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M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MT2"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MT3" style:family="text">
      <style:text-properties fo:color="#000000" style:font-name="Nimbus Roman No9 L" fo:font-size="7pt" style:font-size-asian="7pt" style:font-name-complex="Nimbus Roman No9 L" style:font-size-complex="7pt"/>
    </style:style>
    <style:style style:name="MT4"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MT5" style:family="text">
      <style:text-properties style:font-name="Nimbus Roman No9 L" fo:font-size="7pt" style:font-size-asian="7pt" style:font-name-complex="Nimbus Roman No9 L" style:font-size-complex="7pt"/>
    </style:style>
    <style:style style:name="MT6" style:family="text">
      <style:text-properties style:font-name="Nimbus Roman No9 L" fo:font-size="9pt" fo:background-color="#ffffff" style:font-size-asian="9pt" style:font-name-complex="Nimbus Roman No9 L" style:font-size-complex="9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826cm" fo:margin-bottom="2.926cm" fo:margin-left="3.863cm" fo:margin-right="2.718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64cm" fo:margin-left="0cm" fo:margin-right="0cm" fo:margin-bottom="1.665cm" style:dynamic-spacing="true"/>
      </style:header-style>
      <style:footer-style>
        <style:header-footer-properties fo:min-height="1.162cm" fo:margin-left="0cm" fo:margin-right="0cm" fo:margin-top="1.064cm" style:dynamic-spacing="true"/>
      </style:footer-style>
    </style:page-layout>
    <style:page-layout style:name="Mpm2">
      <style:page-layout-properties fo:page-width="21.001cm" fo:page-height="29.7cm" style:num-format="1" style:print-orientation="portrait" fo:margin-top="3.59cm" fo:margin-bottom="4.089cm" fo:margin-left="3.863cm" fo:margin-right="2.718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Imagen 2" text:anchor-type="char" svg:x="5.87cm" svg:y="0.397cm" svg:width="2.679cm" svg:height="1.744cm" draw:z-index="1"><draw:image xlink:href="Pictures/1000000000000281000001E352ACF031.jpg" xlink:type="simple" xlink:show="embed" xlink:actuate="onLoad"/><svg:title>NUEVO LOGO</svg:title></draw:frame></text:p>
        <text:p text:style-name="MP1"/>
        <text:p text:style-name="MP1"/>
        <text:p text:style-name="MP1"/>
        <text:p text:style-name="MP2"><text:span text:style-name="MT1"><text:s/></text:span><text:span text:style-name="MT2"><text:s/></text:span></text:p>
        <text:p text:style-name="MP3">DIRECCIÓN DE ADMINISTRACIÓN Y PRESUPUESTO</text:p>
        <text:p text:style-name="MP3"/>
        <text:p text:style-name="MP3"/>
      </style:header>
      <style:footer>
        <text:p text:style-name="MP4"><text:span text:style-name="Internet_20_link"><text:span text:style-name="MT3">ACTA DE INICIO CONSULTA DE PRECIOS Nº {nroActa} </text:span></text:span><text:span text:style-name="Internet_20_link"><text:span text:style-name="MT4">({dia}/{mes}/{anio})</text:span></text:span><text:span text:style-name="Internet_20_link"><text:span text:style-name="MT3"> pág. 1/2</text:span></text:span><text:span text:style-name="Page_20_Number"><text:span text:style-name="MT5"> <text:s text:c="127"/></text:span></text:span><text:span text:style-name="Page_20_Number"><text:span text:style-name="MT6"><text:s text:c="42"/></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19:00</meta:creation-date>
    <dc:creator>Guidmar Espinoza</dc:creator>
    <dc:date>2014-02-24T17:15:30</dc:date>
    <meta:print-date>2012-08-30T11:47:00</meta:print-date>
    <meta:editing-cycles>83</meta:editing-cycles>
    <meta:editing-duration>P24DT6H16M11S</meta:editing-duration>
    <meta:generator>LibreOffice/3.5$Linux_x86 LibreOffice_project/350m1$Build-2</meta:generator>
    <meta:document-statistic meta:table-count="1" meta:image-count="1" meta:object-count="0" meta:page-count="2" meta:paragraph-count="11" meta:word-count="656" meta:character-count="4599" meta:non-whitespace-character-count="3779"/>
  </office:meta>
</office:document-meta>
</file>